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B4000005B7254E5DEEB7EF1C07.jpg" manifest:media-type="image/jpeg"/>
  <manifest:file-entry manifest:full-path="Pictures/10000000000003D5000003F6C4C9B23A1FA303A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8.184cm" style:rel-column-width="65535*"/>
    </style:style>
    <style:style style:name="Tabla1.1" style:family="table-row">
      <style:table-row-properties style:min-row-height="18.665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3.223cm"/>
    </style:style>
    <style:style style:name="Tabla2" style:family="table">
      <style:table-properties style:width="18.136cm" fo:margin-left="-0.072cm" fo:margin-right="-0.074cm" table:align="margins"/>
    </style:style>
    <style:style style:name="Tabla2.A" style:family="table-column">
      <style:table-column-properties style:column-width="1.203cm" style:rel-column-width="4346*"/>
    </style:style>
    <style:style style:name="Tabla2.B" style:family="table-column">
      <style:table-column-properties style:column-width="1.298cm" style:rel-column-width="4691*"/>
    </style:style>
    <style:style style:name="Tabla2.C" style:family="table-column">
      <style:table-column-properties style:column-width="1.106cm" style:rel-column-width="3996*"/>
    </style:style>
    <style:style style:name="Tabla2.D" style:family="table-column">
      <style:table-column-properties style:column-width="10.248cm" style:rel-column-width="37031*"/>
    </style:style>
    <style:style style:name="Tabla2.E" style:family="table-column">
      <style:table-column-properties style:column-width="1.803cm" style:rel-column-width="6513*"/>
    </style:style>
    <style:style style:name="Tabla2.F" style:family="table-column">
      <style:table-column-properties style:column-width="2.478cm" style:rel-column-width="8958*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73cm"/>
    </style:style>
    <style:style style:name="Tabla3" style:family="table">
      <style:table-properties style:width="10.224cm" fo:margin-left="3.921cm" fo:margin-right="3.845cm" table:align="margins"/>
    </style:style>
    <style:style style:name="Tabla3.A" style:family="table-column">
      <style:table-column-properties style:column-width="10.224cm" style:rel-column-width="65535*"/>
    </style:style>
    <style:style style:name="Tabla3.1" style:family="table-row">
      <style:table-row-properties style:min-row-height="0.73cm"/>
    </style:style>
    <style:style style:name="Tabla3.A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274cm" fo:margin-left="1.298cm" fo:margin-right="1.418cm" table:align="margins"/>
    </style:style>
    <style:style style:name="Tabla4.A" style:family="table-column">
      <style:table-column-properties style:column-width="2.549cm" style:rel-column-width="10936*"/>
    </style:style>
    <style:style style:name="Tabla4.B" style:family="table-column">
      <style:table-column-properties style:column-width="2.214cm" style:rel-column-width="9498*"/>
    </style:style>
    <style:style style:name="Tabla4.C" style:family="table-column">
      <style:table-column-properties style:column-width="3.56cm" style:rel-column-width="15273*"/>
    </style:style>
    <style:style style:name="Tabla4.D" style:family="table-column">
      <style:table-column-properties style:column-width="6.951cm" style:rel-column-width="29828*"/>
    </style:style>
    <style:style style:name="Tabla4.1" style:family="table-row">
      <style:table-row-properties style:min-row-height="0.73cm"/>
    </style:style>
    <style:style style:name="Tabla4.A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201cm" fo:margin-left="1.395cm" fo:margin-right="1.39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0.792cm" style:rel-column-width="449*"/>
    </style:style>
    <style:style style:name="Table13.B" style:family="table-column">
      <style:table-column-properties style:column-width="5.918cm" style:rel-column-width="3355*"/>
    </style:style>
    <style:style style:name="Table13.C" style:family="table-column">
      <style:table-column-properties style:column-width="1.081cm" style:rel-column-width="613*"/>
    </style:style>
    <style:style style:name="Table13.D" style:family="table-column">
      <style:table-column-properties style:column-width="7.41cm" style:rel-column-width="4201*"/>
    </style:style>
    <style:style style:name="Table13.1" style:family="table-row">
      <style:table-row-properties style:min-row-height="0.409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middle" fo:padding="0.097cm" fo:border="0.05pt solid #000000"/>
    </style:style>
    <style:style style:name="Table13.2" style:family="table-row">
      <style:table-row-properties style:min-row-height="0.714cm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3a2fe3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3a2fe3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5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39f9ae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6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7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37999c" officeooo:paragraph-rsid="0037999c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8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.049cm" loext:contextual-spacing="false" fo:text-align="end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 style:master-page-name="">
      <style:paragraph-properties fo:margin-left="0.025cm" fo:margin-right="0.053cm" fo:margin-top="0cm" fo:margin-bottom="0.049cm" loext:contextual-spacing="false" style:line-height-at-least="0.499cm" fo:text-align="justify" style:justify-single-word="false" fo:text-indent="0cm" style:auto-text-indent="false" style:page-number="auto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0cm" fo:margin-right="0.053cm" fo:margin-top="0cm" fo:margin-bottom="0.049cm" loext:contextual-spacing="false" style:line-height-at-least="0.499cm" fo:text-align="start" style:justify-single-word="false" fo:text-indent="0cm" style:auto-text-indent="false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master-page-name="">
      <style:paragraph-properties fo:margin-left="0cm" fo:margin-right="-0.025cm" fo:margin-top="0cm" fo:margin-bottom="0.049cm" loext:contextual-spacing="false" fo:text-align="start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master-page-name="">
      <style:paragraph-properties fo:margin-left="0cm" fo:margin-right="-0.025cm" fo:margin-top="0cm" fo:margin-bottom="0.049cm" loext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Table_20_Contents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officeooo:paragraph-rsid="0030cb43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officeooo:paragraph-rsid="0035665c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8pt" officeooo:paragraph-rsid="002705c2" style:font-name-asian="Arial1" style:font-size-asian="8pt" style:font-name-complex="Arial1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8pt" officeooo:paragraph-rsid="0028e597" style:font-name-asian="Arial1" style:font-size-asian="8pt" style:font-name-complex="Arial1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8pt" officeooo:paragraph-rsid="0035dd0b" style:font-name-asian="Arial1" style:font-size-asian="8pt" style:font-name-complex="Arial1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3" style:family="paragraph" style:parent-style-name="Standard">
      <style:paragraph-properties fo:margin-left="1.499cm" fo:margin-right="3.401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margin-left="0.097cm" fo:margin-right="-0.048cm" fo:text-align="center" style:justify-single-word="false" fo:text-indent="0cm" style:auto-text-indent="false" text:number-lines="false" text:line-number="0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paragraph-rsid="003af25c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3af25c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officeooo:paragraph-rsid="003af25c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officeooo:rsid="00460b7d" officeooo:paragraph-rsid="00460b7d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officeooo:rsid="0046d108" officeooo:paragraph-rsid="0046d108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fo:font-size="8pt" style:font-name-asian="Arial1" style:font-size-asian="8pt" style:font-name-complex="Arial1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style:use-window-font-color="true" style:font-name="Arial"/>
    </style:style>
    <style:style style:name="T7" style:family="text">
      <style:text-properties style:use-window-font-color="true" style:font-name="Arial"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fo:font-size="9pt" fo:font-style="normal" fo:text-shadow="none" style:text-underline-style="none" style:font-size-asian="9pt" style:font-style-asian="normal" style:font-size-complex="9pt" style:font-style-complex="normal" style:text-emphasize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d88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ext-input text:description="#set($cantPacientes = 0)">#set($cantPacientes = 0)</text:text-input><text:text-input text:description="#set($cantInventarios = 0)">#set($cantInventarios = 0)</text:text-input><text:text-input text:description="#set($cantRemitos = 0)">#set($cantRemitos = 0)</text:text-input><text:text-input text:description="">#set($transporte = 0)</text:text-input><text:text-input text:description="">#set($contador = 0)</text:text-input><text:text-input text:description="">#set($contadorTablaProducto = 0)</text:text-input><text:text-input text:description="">#set($subTotalPagina = 0)</text:text-input><text:text-input text:description="">#foreach($o in $contenedorObjetos)</text:text-input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><text:text-input text:description="">#if($o.containsKey("productos"))</text:text-input><text:text-input text:description="">#set($lineas = $o.get("productos"))</text:text-input>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column table:style-name="Tabla2.E"/>
              <table:table-column table:style-name="Tabla2.F"/>
              <table:table-row>
                <table:table-cell table:style-name="Tabla2.A1" table:number-columns-spanned="6" office:value-type="string">
                  <text:p text:style-name="P17">DETALLE DE LOS ELEMENTOS RECIBID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2.A2" table:number-columns-spanned="5" office:value-type="string">
                  <text:p text:style-name="P29"><text:text-input text:description="">@before-row#if($contadorTablaProducto &gt; 0)</text:text-input><text:span text:style-name="T9">SUBTOTAL</text:span><text:text-input text:description="">@after-row#end</text:text-input></text:p>
                </table:table-cell>
                <table:covered-table-cell/>
                <table:covered-table-cell/>
                <table:covered-table-cell/>
                <table:covered-table-cell/>
                <table:table-cell table:style-name="Tabla2.F2" office:value-type="string">
                  <text:p text:style-name="P28"><text:text-input text:description="">$number.moneda($subTotalPagina)</text:text-input></text:p>
                </table:table-cell>
              </table:table-row>
              <table:table-row>
                <table:table-cell table:style-name="Tabla2.A2" office:value-type="string">
                  <text:p text:style-name="P31">RENG</text:p>
                </table:table-cell>
                <table:table-cell table:style-name="Tabla2.A2" office:value-type="string">
                  <text:p text:style-name="P31">CANT</text:p>
                </table:table-cell>
                <table:table-cell table:style-name="Tabla2.A2" office:value-type="string">
                  <text:p text:style-name="P31">MED</text:p>
                </table:table-cell>
                <table:table-cell table:style-name="Tabla2.A2" office:value-type="string">
                  <text:p text:style-name="P31">ARTICULOS</text:p>
                </table:table-cell>
                <table:table-cell table:style-name="Tabla2.A2" office:value-type="string">
                  <text:p text:style-name="P31">P. UNIT.</text:p>
                </table:table-cell>
                <table:table-cell table:style-name="Tabla2.F2" office:value-type="string">
                  <text:p text:style-name="P34">TOTAL</text:p>
                </table:table-cell>
              </table:table-row>
              <table:table-row table:style-name="Tabla2.4">
                <table:table-cell table:style-name="Tabla2.A2" office:value-type="string">
                  <text:p text:style-name="P25"><text:text-input text:description="">@before-row#foreach($linea in $lineas)</text:text-input><text:text-input text:description="">#set($contador = $contador + 1)</text:text-input><text:text-input text:description="">$contador</text:text-input><text:text-input text:description="">@after-row#end</text:text-input></text:p>
                </table:table-cell>
                <table:table-cell table:style-name="Tabla2.A2" office:value-type="string">
                  <text:p text:style-name="P25"><text:text-input text:description="">$linea.cantidad</text:text-input></text:p>
                </table:table-cell>
                <table:table-cell table:style-name="Tabla2.A2" office:value-type="string">
                  <text:p text:style-name="P21"><text:text-input text:description="">$linea.udm.nombre</text:text-input></text:p>
                </table:table-cell>
                <table:table-cell table:style-name="Tabla2.A2" office:value-type="string">
                  <text:p text:style-name="P21"><text:text-input text:description="">$linea.producto.nombre</text:text-input><text:text-input text:description=""/></text:p>
                </table:table-cell>
                <table:table-cell table:style-name="Tabla2.A2" office:value-type="string">
                  <text:p text:style-name="P26"><text:text-input text:description="">$number.moneda($linea.unitario).replace("$", "$ ")</text:text-input></text:p>
                </table:table-cell>
                <table:table-cell table:style-name="Tabla2.F2" office:value-type="string">
                  <text:p text:style-name="P26"><text:text-input text:description="">#set($transporte = $transporte + $subTotalPagina)</text:text-input><text:text-input text:description="">$number.moneda($linea.total).replace("$", "$ ")</text:text-input><text:text-input text:description="">#set($subTotalPagina=$subTotalPagina+$linea.total)</text:text-input><text:text-input text:description="">#set($totalPagina=$totalPagina+$linea.total)</text:text-input></text:p>
                </table:table-cell>
              </table:table-row>
              <table:table-row table:style-name="Tabla2.4">
                <table:table-cell table:style-name="Tabla2.A2" table:number-columns-spanned="5" office:value-type="string">
                  <text:p text:style-name="P26"><text:text-input text:description="@before-row#if($contador == $cantidadProductos)#foreach($a in $ajustes)">@before-row#if($contador == $cantidadProductos)#foreach($a in $ajustes)</text:text-input> <text:s text:c="4"/><text:text-input text:description="">$a.producto.nombre</text:text-input> <text:s/><text:text-input text:description="@after-row#end#end">@after-row#end#end</text:text-input></text:p>
                </table:table-cell>
                <table:covered-table-cell/>
                <table:covered-table-cell/>
                <table:covered-table-cell/>
                <table:covered-table-cell/>
                <table:table-cell table:style-name="Tabla2.F2" office:value-type="string">
                  <text:p text:style-name="P30"><text:text-input text:description="">#set( $totalAjuste = $a.cantidad * $a.precio )</text:text-input><text:text-input text:description="">$number.moneda($totalAjuste).replace("$", "$ ")</text:text-input><text:text-input text:description="">#set($subTotalPagina=$subTotalPagina+$totalAjuste)</text:text-input><text:text-input text:description="">#set($totalPagina=$totalPagina+$totalAjuste)</text:text-input></text:p>
                </table:table-cell>
              </table:table-row>
              <table:table-row table:style-name="Tabla2.4">
                <table:table-cell table:style-name="Tabla2.A2" table:number-columns-spanned="5" office:value-type="string">
                  <text:p text:style-name="P26"><text:text-input text:description="">@before-row#if($contador &lt; $cantidadProductos)</text:text-input><text:span text:style-name="T5">SUBTOTAL</text:span><text:text-input text:description="">@after-row#end</text:text-input></text:p>
                </table:table-cell>
                <table:covered-table-cell/>
                <table:covered-table-cell/>
                <table:covered-table-cell/>
                <table:covered-table-cell/>
                <table:table-cell table:style-name="Tabla2.F2" office:value-type="string">
                  <text:p text:style-name="P29"><text:text-input text:description="">$number.moneda($subTotalPagina).replace("$", "$ ")</text:text-input></text:p>
                </table:table-cell>
              </table:table-row>
              <table:table-row table:style-name="Tabla2.4">
                <table:table-cell table:style-name="Tabla2.A2" table:number-columns-spanned="5" office:value-type="string">
                  <text:p text:style-name="P32"><text:span text:style-name="T10"><text:text-input text:description="">@before-row#if($contador == $cantidadProductos)</text:text-input></text:span>TOTAL<text:span text:style-name="T10"><text:text-input text:description="">@after-row#end</text:text-input>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Tabla2.F2" office:value-type="string">
                  <text:p text:style-name="P29"><text:text-input text:description="">$number.moneda($subTotalPagina).replace("$", "$ ")</text:text-input></text:p>
                </table:table-cell>
              </table:table-row>
            </table:table>
            <text:p text:style-name="P22"><text:text-input text:description="">#set($contadorTablaProducto = $contadorTablaProducto+1)</text:text-input><text:text-input text:description="">#end</text:text-input><text:text-input text:description="">#if($o.containsKey("remitos"))</text:text-input><text:text-input text:description="">#set($listaRemitos = $o.get("remitos"))</text:text-input><text:text-input text:description="#set($cantRemitos = 0)"/><text:text-input text:description="#set($cantRemitos = 0)"/></text:p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27">Remitos</text:p>
                </table:table-cell>
              </table:table-row>
              <table:table-row table:style-name="Tabla3.1">
                <table:table-cell table:style-name="Tabla3.A2" office:value-type="string">
                  <text:p text:style-name="P21"><text:text-input text:description="">@before-row#foreach($numero in $listaRemitos)</text:text-input><text:text-input text:description="">$numero</text:text-input><text:text-input text:description="#set($cantRemitos = $cantRemitos+1)">#set($cantRemitos = $cantRemitos+1)</text:text-input><text:text-input text:description="">@after-row#end</text:text-input></text:p>
                </table:table-cell>
              </table:table-row>
            </table:table>
            <text:p text:style-name="P23"><text:text-input text:description="">#end</text:text-input><text:text-input text:description="">#if($o.containsKey("inventarios"))</text:text-input><text:text-input text:description="">#set($listaInventarios = $o.get("inventarios"))</text:text-input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row table:style-name="Tabla4.1">
                <table:table-cell table:style-name="Tabla4.A1" table:number-columns-spanned="4" office:value-type="string">
                  <text:p text:style-name="P27">Inventario</text:p>
                </table:table-cell>
                <table:covered-table-cell/>
                <table:covered-table-cell/>
                <table:covered-table-cell/>
              </table:table-row>
              <table:table-row table:style-name="Tabla4.1">
                <table:table-cell table:style-name="Tabla4.A2" office:value-type="string">
                  <text:p text:style-name="P28">Reng</text:p>
                </table:table-cell>
                <table:table-cell table:style-name="Tabla4.A2" office:value-type="string">
                  <text:p text:style-name="P28">Cant</text:p>
                </table:table-cell>
                <table:table-cell table:style-name="Tabla4.A2" office:value-type="string">
                  <text:p text:style-name="P28">Código</text:p>
                </table:table-cell>
                <table:table-cell table:style-name="Tabla4.D2" office:value-type="string">
                  <text:p text:style-name="P28">N° Inventario</text:p>
                </table:table-cell>
              </table:table-row>
              <table:table-row table:style-name="Tabla4.1">
                <table:table-cell table:style-name="Tabla4.A2" office:value-type="string">
                  <text:p text:style-name="P21"><text:text-input text:description="">@before-row#foreach($productoId in $listaInventarios)</text:text-input><text:text-input text:description="">#set($linea = $inventario.get($productoId))</text:text-input><text:text-input text:description="">$linea.renglon</text:text-input><text:text-input text:description="#set($cantInventarios = $cantInventarios+1)">#set($cantInventarios = $cantInventarios+1)</text:text-input><text:text-input text:description="">@after-row#end</text:text-input></text:p>
                </table:table-cell>
                <table:table-cell table:style-name="Tabla4.A2" office:value-type="string">
                  <text:p text:style-name="P21"><text:text-input text:description="">$linea.cantidad</text:text-input></text:p>
                </table:table-cell>
                <table:table-cell table:style-name="Tabla4.A2" office:value-type="string">
                  <text:p text:style-name="P21"><text:text-input text:description="">$linea.prefijo</text:text-input></text:p>
                </table:table-cell>
                <table:table-cell table:style-name="Tabla4.D2" office:value-type="string">
                  <text:p text:style-name="P21"><text:text-input text:description="">$string.implode($linea.lista, " - ")</text:text-input></text:p>
                </table:table-cell>
              </table:table-row>
            </table:table>
            <text:p text:style-name="P24"><text:text-input text:description="">#end</text:text-input><text:text-input text:description="#if($o.containsKey(&quot;pacientes&quot;))#set($listaPacientes = $o.get(&quot;pacientes&quot;))">#if($o.containsKey("pacientes"))#set($listaPacientes = $o.get("pacientes"))</text:text-input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 table:style-name="Table13.1">
                <table:table-cell table:style-name="Table13.A1" office:value-type="string">
                  <text:p text:style-name="P35"/>
                </table:table-cell>
                <table:table-cell table:style-name="Table13.A1" office:value-type="string">
                  <text:p text:style-name="P36">PACIENTE</text:p>
                </table:table-cell>
                <table:table-cell table:style-name="Table13.A1" office:value-type="string">
                  <text:p text:style-name="P36">CANT</text:p>
                </table:table-cell>
                <table:table-cell table:style-name="Table13.D1" office:value-type="string">
                  <text:p text:style-name="P36">PRODUCTO</text:p>
                </table:table-cell>
              </table:table-row>
              <table:table-row table:style-name="Table13.2">
                <table:table-cell table:style-name="Table13.A2" office:value-type="string">
                  <text:p text:style-name="P37"><text:text-input text:description="#set($listaPacientes = $o.get(&quot;pacientes&quot;))">#set($listaPacientes = $o.get("pacientes"))</text:text-input><text:text-input text:description="@before-row#foreach($lineaId in $listaPacientes)">@before-row#foreach($lineaId in $listaPacientes)</text:text-input><text:text-input text:description="#set($linea = $pacientes.get($lineaId))">#set($linea = $pacientes.get($lineaId))</text:text-input><text:text-input text:description="$linea.get(&quot;nLinea&quot;)">$linea.get("nLinea")</text:text-input></text:p>
                  <text:p text:style-name="P37"><text:text-input text:description="#set($cantPacientes = $cantPacientes+1)">#set($cantPacientes = $cantPacientes+1)
</text:text-input><text:text-input text:description="@after-row#end">@after-row#end</text:text-input></text:p>
                </table:table-cell>
                <table:table-cell table:style-name="Table13.A2" office:value-type="string">
                  <text:p text:style-name="P37"><text:text-input text:description="$linea.get(&quot;nombre&quot;)">$linea.get("nombre")</text:text-input> - <text:span text:style-name="T11">ID:</text:span><text:span text:style-name="T11"><text:text-input text:description="$linea.get(&quot;referencia&quot;)">$linea.get("referencia")</text:text-input></text:span></text:p>
                </table:table-cell>
                <table:table-cell table:style-name="Table13.A2" office:value-type="string">
                  <text:p text:style-name="P37"><text:text-input text:description="$linea.get(&quot;cantidad&quot;)">$linea.get("cantidad")</text:text-input></text:p>
                </table:table-cell>
                <table:table-cell table:style-name="Table13.D2" office:value-type="string">
                  <text:p text:style-name="P37"><text:text-input text:description="$linea.get(&quot;producto&quot;)">$linea.get("producto")</text:text-input></text:p>
                </table:table-cell>
              </table:table-row>
            </table:table>
            <text:p text:style-name="P21"><text:soft-page-break/><text:text-input text:description="#end">#end</text:text-input></text:p>
            <text:p text:style-name="P21"><text:text-input text:description="#if(($cantRemitos == $sizeRemito) &amp;&amp; ($cantInventarios == $sizeInventario) &amp;&amp; ($cantPacientes == $sizePaciente))">#if(($cantRemitos == $sizeRemito) &amp;&amp; ($cantInventarios == $sizeInventario) &amp;&amp; ($cantPacientes == $sizePaciente))</text:text-input></text:p>
            <text:p text:style-name="P18"><text:text-input text:description="#if($observaciones != &quot;&quot;)">#if($observaciones != "")</text:text-input><text:span text:style-name="T1">Observaciones: </text:span><text:span text:style-name="T1"><text:text-input text:description="$periodo">$periodo</text:text-input></text:span><text:span text:style-name="T1"> </text:span><text:span text:style-name="T1"><text:text-input text:description="$xx">$xx</text:text-input></text:span> </text:p>
            <text:p text:style-name="P18"><text:text-input text:description="">#end</text:text-input></text:p>
            <text:p text:style-name="P19"><text:text-input text:description="">#end</text:text-input></text:p>
          </table:table-cell>
        </table:table-row>
        <table:table-row table:style-name="Tabla1.2">
          <table:table-cell table:style-name="Tabla1.A1" office:value-type="string">
            <text:p text:style-name="P10">IMPORTA EL PRESENTE ACTA DE RECEPCION, COMO <text:text-input text:description="">#if($contador &lt; $cantidadProductos)</text:text-input>SUBTOTAL<text:text-input text:description="">#{else}</text:text-input>TOTAL<text:text-input text:description="">#end</text:text-input>, LA SUMA DE:</text:p>
            <text:p text:style-name="P11"><text:text-input text:description="">$funcionLetra.convertNumberToLetter($number.moneda($subTotalPagina).replace("$", "").replace(".", "").replace(",", "."))</text:text-input></text:p>
            <text:p text:style-name="P33"/>
            <text:p text:style-name="P11">POSADAS, <text:text-input text:description="">$dia</text:text-input><text:span text:style-name="T6"> DE <text:s/></text:span><text:span text:style-name="T6"><text:text-input text:description="">$mesLetra</text:text-input></text:span><text:span text:style-name="T6"> DEL </text:span><text:span text:style-name="T6"><text:text-input text:description="">$anio</text:text-input></text:span></text:p>
            <text:p text:style-name="P13"/>
            <text:p text:style-name="P13"/>
            <text:p text:style-name="P13">---------------------------------------------- <text:s text:c="70"/>----------------------------------------</text:p>
            <text:p text:style-name="P11"><text:span text:style-name="T7">Firma Encargado Patrimonio <text:s text:c="80"/></text:span><text:span text:style-name="T8">Firma Autoridad Superior</text:span></text:p>
            <text:p text:style-name="P12"><text:span text:style-name="T8"><text:page-number text:select-page="current">3</text:page-number></text:span><text:span text:style-name="T8"> / </text:span><text:span text:style-name="T8"><text:page-count>3</text:page-count></text:span></text:p>
          </table:table-cell>
        </table:table-row>
      </table:table>
      <text:p text:style-name="P20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2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3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3a2fe3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4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3a2fe3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5" style:family="paragraph" style:parent-style-name="Table_20_Contents">
      <style:paragraph-properties fo:margin-left="6.82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paragraph-rsid="0039f9ae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6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officeooo:rsid="0037999c" officeooo:paragraph-rsid="0037999c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7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8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P9" style:family="paragraph" style:parent-style-name="Table_20_Contents">
      <style:paragraph-properties fo:margin-left="0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10" style:family="paragraph" style:parent-style-name="Standard" style:master-page-name="">
      <style:paragraph-properties fo:margin-left="0.025cm" fo:margin-right="0.053cm" fo:margin-top="0cm" fo:margin-bottom="0.049cm" loext:contextual-spacing="false" style:line-height-at-least="0.499cm" fo:text-align="justify" style:justify-single-word="false" fo:text-indent="0cm" style:auto-text-indent="false" style:page-number="auto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MP11" style:family="paragraph" style:parent-style-name="Standard">
      <style:paragraph-properties fo:margin-left="0cm" fo:margin-right="0.053cm" fo:margin-top="0cm" fo:margin-bottom="0.049cm" loext:contextual-spacing="false" style:line-height-at-least="0.499cm" fo:text-align="start" style:justify-single-word="false" fo:text-indent="0cm" style:auto-text-indent="false" text:number-lines="false" text:line-number="0">
        <style:tab-stops>
          <style:tab-stop style:position="1.588cm"/>
        </style:tab-stops>
      </style:paragraph-properties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1"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8.057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-0.116cm" svg:y="-0.289cm" svg:width="3.531cm" svg:height="3.649cm" draw:z-index="2"><draw:image xlink:href="Pictures/10000000000003D5000003F6C4C9B23A1FA303A0.jpg" xlink:type="simple" xlink:show="embed" xlink:actuate="onLoad"/></draw:frame><draw:frame draw:style-name="Mfr2" draw:name="gráficos3" text:anchor-type="char" svg:x="3.768cm" svg:y="0.083cm" svg:width="2.66cm" svg:height="2.686cm" draw:z-index="5"><draw:image xlink:href="Pictures/10000000000004B4000005B7254E5DEEB7EF1C07.jpg" xlink:type="simple" xlink:show="embed" xlink:actuate="onLoad"/></draw:frame><text:span text:style-name="MT1">ACTA DE RECEPCIÓN</text:span> <text:span text:style-name="MT2">N° </text:span><text:span text:style-name="MT2"><text:text-input text:description="">$actaNumero</text:text-input></text:span><text:span text:style-name="MT2"> / </text:span><text:span text:style-name="MT2"><text:text-input text:description="">$actaEjercicio</text:text-input></text:span><text:span text:style-name="MT2"> <text:s/></text:span><text:span text:style-name="MT2"><text:text-input text:description="">#if($parcial) </text:text-input></text:span><text:span text:style-name="MT2">Parcial</text:span><text:span text:style-name="MT2"><text:text-input text:description="">#end</text:text-input></text:span></text:p>
        <text:p text:style-name="MP2">ENTE DESCENTRALIZADO PARQUE DE LA SALUD DR. RAMÓN MADARIAGA LEY XVII – N° 70 HOSPITAL ESCUELA DE AGUDOS DR. RAMÓN MADARIAGA</text:p>
        <text:p text:style-name="MP3">Nº EXPEDIENTE <text:text-input text:description="">$expediente</text:text-input> </text:p>
        <text:p text:style-name="MP4">ORDEN DE PROVISIÓN N° <text:text-input text:description="">$numeroOP</text:text-input></text:p>
        <text:p text:style-name="MP5">INSTITUCION:<text:text-input text:description="$institucion">$institucion</text:text-input></text:p>
        <text:p text:style-name="MP6">CUENTA <text:text-input text:description="$cuenta">$cuenta</text:text-input> </text:p>
        <text:p text:style-name="MP7"><text:text-input text:description="">#if($esServicio)</text:text-input>SEGUN CERTIFICACION DE SERVICIO<text:text-input text:description="">#end</text:text-input></text:p>
        <text:p text:style-name="MP8">SEÑOR: <text:span text:style-name="MT1"><text:text-input text:description="">$proveedor</text:text-input></text:span></text:p>
        <text:p text:style-name="MP8">DOMICILIO: <text:span text:style-name="MT1"><text:text-input text:description="">$domicilioProveedor</text:text-input></text:span></text:p>
        <text:p text:style-name="MP9"><text:text-input text:description="">$localidadProveedor</text:text-input></text:p>
        <text:p text:style-name="MP10"><text:tab/><text:tab/><text:tab/><text:tab/><text:tab/><text:tab/><text:tab/>EN POSADAS, CAPITAL DE LA PROVINCIA DE MISIONES, A LOS <text:span text:style-name="MT1"><text:text-input text:description="">$diaLetra</text:text-input></text:span> DIAS DEL MES DE <text:span text:style-name="MT1"><text:text-input text:description="">$mesLetra</text:text-input></text:span> DEL <text:span text:style-name="MT1"><text:text-input text:description="">$anioLetra</text:text-input></text:span>, SE HA VERIFICADO LA RECEPCI<text:span text:style-name="MT3">Ó</text:span>N EN CONFORMIDAD DE LOS ELEMENTOS DETALLADOS A CONTINUACIÓN, DEL PROVEEDOR DEL EPÍGRAFE, DEJÁNDOSE CONSTANCIA QUE HAN SIDO EXAMINADOS Y ENCONTRADOS DE CONFORMIDAD TANTO EN CANTIDAD COMO EN CALIDAD.</text:p>
        <text:p text:style-name="MP11"/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37:33.40</meta:creation-date>
    <dc:date>2019-10-03T11:54:44.574781176</dc:date>
    <meta:editing-duration>P2DT15H1M57S</meta:editing-duration>
    <meta:editing-cycles>659</meta:editing-cycles>
    <meta:generator>LibreOffice/5.1.6.2$Linux_X86_64 LibreOffice_project/10m0$Build-2</meta:generator>
    <meta:document-statistic meta:table-count="5" meta:image-count="2" meta:object-count="0" meta:page-count="3" meta:paragraph-count="68" meta:word-count="550" meta:character-count="4044" meta:non-whitespace-character-count="3651"/>
  </office:meta>
</office:document-meta>
</file>